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39fb2" officeooo:paragraph-rsid="001a5180"/>
    </style:style>
    <style:style style:name="P2" style:family="paragraph" style:parent-style-name="Text_20_body">
      <style:text-properties officeooo:rsid="00214d9e" officeooo:paragraph-rsid="001a5180"/>
    </style:style>
    <style:style style:name="P3" style:family="paragraph" style:parent-style-name="Text_20_body">
      <style:text-properties officeooo:rsid="001a5180" officeooo:paragraph-rsid="001a5180"/>
    </style:style>
    <style:style style:name="P4" style:family="paragraph" style:parent-style-name="Heading_20_1">
      <style:text-properties officeooo:rsid="00214d9e" officeooo:paragraph-rsid="001a5180"/>
    </style:style>
    <style:style style:name="T1" style:family="text">
      <style:text-properties officeooo:rsid="00239fb2"/>
    </style:style>
    <style:style style:name="T2" style:family="text">
      <style:text-properties officeooo:rsid="002348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Recursividad</text:h>
      <text:p text:style-name="P2">Es una función que se llama a sí misma. </text:p>
      <text:p text:style-name="P2">long <text:span text:style-name="T1">double</text:span> factorial(int nro) {</text:p>
      <text:p text:style-name="P2"><text:tab/><text:span text:style-name="T2">if(nro == 1)</text:span></text:p>
      <text:p text:style-name="P2"><text:tab/><text:tab/><text:span text:style-name="T2">return 1;</text:span></text:p>
      <text:p text:style-name="P2"><text:tab/><text:span text:style-name="T2">return factorial(nro-1)*nro;</text:span></text:p>
      <text:p text:style-name="P2">}</text:p>
      <text:p text:style-name="P2"/>
      <text:p text:style-name="P1">Unsigned: sirve para que C++ utilice todos los números positivos del tipo de dato</text:p>
      <text:p text:style-name="P1"/>
      <text:p text:style-name="P3">Después hago unos gráficos piolas en casa, para que se entienda más :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20:30:08.926438992</meta:creation-date>
    <dc:date>2019-04-08T20:30:38.510355446</dc:date>
    <meta:editing-duration>PT30S</meta:editing-duration>
    <meta:editing-cycles>1</meta:editing-cycles>
    <meta:document-statistic meta:table-count="0" meta:image-count="0" meta:object-count="0" meta:page-count="1" meta:paragraph-count="9" meta:word-count="50" meta:character-count="289" meta:non-whitespace-character-count="243"/>
    <meta:generator>LibreOffice/6.1.5.2$Linux_X86_64 LibreOffice_project/10$Build-2</meta:generator>
  </office:meta>
</office:document-meta>
</file>